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2452" officeooo:paragraph-rsid="000d2452"/>
    </style:style>
    <style:style style:name="P2" style:family="paragraph" style:parent-style-name="Standard">
      <style:paragraph-properties fo:text-align="center" style:justify-single-word="false"/>
      <style:text-properties fo:color="#000099" officeooo:rsid="000d2452" officeooo:paragraph-rsid="000d2452"/>
    </style:style>
    <style:style style:name="P3" style:family="paragraph" style:parent-style-name="Standard">
      <style:paragraph-properties fo:text-align="start" style:justify-single-word="false"/>
      <style:text-properties fo:color="#000099" officeooo:rsid="000d2452" officeooo:paragraph-rsid="000d2452"/>
    </style:style>
    <style:style style:name="P4" style:family="paragraph" style:parent-style-name="Standard">
      <style:paragraph-properties fo:text-align="center" style:justify-single-word="false"/>
      <style:text-properties fo:color="#800000" fo:language="bg" fo:country="BG" officeooo:rsid="000d2452" officeooo:paragraph-rsid="000d2452"/>
    </style:style>
    <style:style style:name="P5" style:family="paragraph" style:parent-style-name="Standard">
      <style:text-properties fo:color="#800000" fo:language="en" fo:country="US" officeooo:rsid="000d2452" officeooo:paragraph-rsid="000d2452"/>
    </style:style>
    <style:style style:name="P6" style:family="paragraph" style:parent-style-name="Standard">
      <style:text-properties fo:color="#336600" officeooo:rsid="000d2452" officeooo:paragraph-rsid="000d2452"/>
    </style:style>
    <style:style style:name="P7" style:family="paragraph" style:parent-style-name="Standard">
      <style:paragraph-properties fo:text-align="start" style:justify-single-word="false"/>
      <style:text-properties fo:color="#336633" officeooo:rsid="000d2452" officeooo:paragraph-rsid="000d2452"/>
    </style:style>
    <style:style style:name="P8" style:family="paragraph" style:parent-style-name="Standard">
      <style:text-properties fo:color="#336633" officeooo:rsid="000d2452" officeooo:paragraph-rsid="000d2452"/>
    </style:style>
    <style:style style:name="P9" style:family="paragraph" style:parent-style-name="Standard">
      <style:paragraph-properties fo:text-align="start" style:justify-single-word="false"/>
      <style:text-properties fo:color="#669900" officeooo:rsid="000d2452" officeooo:paragraph-rsid="000d2452"/>
    </style:style>
    <style:style style:name="T1" style:family="text">
      <style:text-properties fo:language="bg" fo:country="BG"/>
    </style:style>
    <style:style style:name="T2" style:family="text">
      <style:text-properties fo:color="#336600"/>
    </style:style>
    <style:style style:name="T3" style:family="text">
      <style:text-properties fo:color="#336633" fo:language="en" fo:country="US"/>
    </style:style>
    <style:style style:name="T4" style:family="text">
      <style:text-properties fo:color="#336633" fo:language="bg" fo:country="BG"/>
    </style:style>
    <style:style style:name="T5" style:family="text">
      <style:text-properties fo:color="#669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чи от лекцията.</text:p>
      <text:p text:style-name="P5"/>
      <text:p text:style-name="P1"><text:span text:style-name="T3">01</text:span><text:span text:style-name="T4">.</text:span><text:span text:style-name="T1"> </text:span><text:span text:style-name="T2">Напишете програма, която отпечатва на конзолата числата от 1 до N. Числото N трябва да се чете от конзолата</text:span></text:p>
      <text:p text:style-name="P6"/>
      <text:p text:style-name="P6">02. Напишете програма, която кара потребителя да въвежда числа и ги сумира. Края на програмата настъпва, единствено когато потребителя въведе числото 0.</text:p>
      <text:p text:style-name="P1"/>
      <text:p text:style-name="P8">03. Направете програма, която извежда на конзолата всички числа от 1 до 100, които се делят или на 7, или на 11, без остатък</text:p>
      <text:p text:style-name="P1"/>
      <text:p text:style-name="P2">Домашно</text:p>
      <text:p text:style-name="P2"/>
      <text:p text:style-name="P7">01. Напишете програма, която за дадени две числа, намира най-големия им общ делител.</text:p>
      <text:p text:style-name="P7"/>
      <text:p text:style-name="P9">02. Напишете програма, която отпечатва на конзолата числата от 1 до N, които не се делят на 3 и 7. Числото N се въвежда от конзолата.</text:p>
      <text:p text:style-name="P3"/>
      <text:p text:style-name="P3"><text:span text:style-name="T5">03. Напишете програма, която чете от конзолата поредица от цели числа (примерно 5 числа) и отпечатва най-малкото и най-голямото от тях.</text:span></text:p>
      <text:p text:style-name="P3"/>
      <text:p text:style-name="P3"><text:span text:style-name="T5">04. Напишете програма, която пресмята N!/K! за дадени N и K (1&lt;K&lt;N). *</text:span></text:p>
      <text:p text:style-name="P3"/>
      <text:p text:style-name="P9">05. Напишете програма, която пресмята N!*K!/(N-K)! за дадени N и K.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4:54:12.690000000</meta:creation-date>
    <dc:date>2016-12-28T04:05:27.877000000</dc:date>
    <meta:editing-duration>P1DT5H50M23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0" meta:word-count="155" meta:character-count="904" meta:non-whitespace-character-count="759"/>
  </office:meta>
</office:document-meta>
</file>